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Light1" svg:font-family="'DejaVu Sans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openSUSE 12.1 Reviwers Guide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DejaVu Sans Light1" svg:font-family="'DejaVu Sans Light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DejaVu Sans Light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DejaVu Sans Light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DejaVu Sans Light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DejaVu Sans Light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 Light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ne Vogelsang</meta:initial-creator>
    <meta:creation-date>2011-11-08T15:38:45</meta:creation-date>
    <meta:document-statistic meta:table-count="0" meta:image-count="0" meta:object-count="0" meta:page-count="1" meta:paragraph-count="1" meta:word-count="4" meta:character-count="28" meta:non-whitespace-character-count="25"/>
    <dc:date>2011-11-08T15:39:42</dc:date>
    <dc:creator>Henne Vogelsang</dc:creator>
    <meta:editing-duration>PT58S</meta:editing-duration>
    <meta:editing-cycles>1</meta:editing-cycles>
    <meta:generator>LibreOffice/3.4$Unix LibreOffice_project/340m1$Build-1206</meta:generator>
  </office:meta>
</office:document-meta>
</file>